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2e9" officeooo:paragraph-rsid="001892e9"/>
    </style:style>
    <style:style style:name="P2" style:family="paragraph" style:parent-style-name="Standard">
      <style:text-properties officeooo:rsid="0018d4e6" officeooo:paragraph-rsid="0018d4e6"/>
    </style:style>
    <style:style style:name="P3" style:family="paragraph" style:parent-style-name="Standard">
      <style:text-properties fo:font-weight="bold" officeooo:rsid="0018d4e6" officeooo:paragraph-rsid="0018d4e6" style:font-weight-asian="bold" style:font-weight-complex="bold"/>
    </style:style>
    <style:style style:name="P4" style:family="paragraph" style:parent-style-name="Standard">
      <style:text-properties officeooo:rsid="0018eda5" officeooo:paragraph-rsid="0018eda5"/>
    </style:style>
    <style:style style:name="P5" style:family="paragraph" style:parent-style-name="Standard">
      <style:text-properties officeooo:rsid="0018d4e6" officeooo:paragraph-rsid="0018d4e6"/>
    </style:style>
    <style:style style:name="P6" style:family="paragraph" style:parent-style-name="Standard">
      <style:text-properties fo:font-variant="normal" fo:text-transform="none" fo:color="#97a0af" style:font-name="Roboto" fo:font-size="12pt" fo:letter-spacing="normal" fo:font-style="normal" fo:font-weight="normal" officeooo:rsid="0018d4e6" officeooo:paragraph-rsid="0018d4e6"/>
    </style:style>
    <style:style style:name="T1" style:family="text">
      <style:text-properties style:text-position="super 58%"/>
    </style:style>
    <style:style style:name="T2" style:family="text">
      <style:text-properties officeooo:rsid="0018d4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One was held SFO from Oct 1 – 5<text:span text:style-name="T1">th</text:span>. </text:p>
      <text:p text:style-name="P1">There <text:span text:style-name="T2">were</text:span> <text:s/>lots of sessions <text:span text:style-name="T2">to </text:span>select from. Started the p<text:span text:style-name="T2">l</text:span>anning a week ahead and scheduled all the sessions.</text:p>
      <text:p text:style-name="P1"><text:s/>Java One app which came in <text:span text:style-name="T2">handy</text:span> during sessions.</text:p>
      <text:p text:style-name="P1"/>
      <text:p text:style-name="P1">We <text:span text:style-name="T2">had</text:span> keynote <text:span text:style-name="T2">sessions on first three days.</text:span> </text:p>
      <text:p text:style-name="P1"/>
      <text:p text:style-name="P1">There were people from multiple organization presented their architecture using Java. Few examples are Spotify, jet brains etc.</text:p>
      <text:p text:style-name="P1"/>
      <text:p text:style-name="P1"/>
      <text:p text:style-name="P1"/>
      <text:p text:style-name="P3">Key Notes:</text:p>
      <text:p text:style-name="P2"/>
      <text:p text:style-name="P2"><text:s/>Gist about key notes.http://fnproject.io/</text:p>
      <text:p text:style-name="P2"/>
      <text:p text:style-name="P2">There were various announcement around java and open sources. To name few</text:p>
      <text:p text:style-name="P2"/>
      <text:p text:style-name="P2">Java EE announced open sourced.</text:p>
      <text:p text:style-name="P2"/>
      <text:p text:style-name="P2">Java 9 vs Open JDK</text:p>
      <text:p text:style-name="P2"/>
      <text:p text:style-name="P2">Fn Project</text:p>
      <text:p text:style-name="P2"><text:tab/>Function server</text:p>
      <text:p text:style-name="P2"><text:tab/>FDK</text:p>
      <text:p text:style-name="P2"><text:tab/>Fn Flow</text:p>
      <text:p text:style-name="P6">The Fn project is a container native serverless platform that you can run anywhere -- any cloud or on-premise. It’s easy to use, supports every programming language, and is extensible and performant.</text:p>
      <text:p text:style-name="P2"/>
      <text:p text:style-name="P2"/>
      <text:p text:style-name="P2">Java 9 features</text:p>
      <text:p text:style-name="P2"><text:tab/>Project Jigsaw/Module enhancement</text:p>
      <text:p text:style-name="P2"><text:tab/>JSHELL</text:p>
      <text:p text:style-name="P2"/>
      <text:p text:style-name="P2"/>
      <text:p text:style-name="P2"/>
      <text:p text:style-name="P4">Java Module/Project Jigsaw:</text:p>
      <text:p text:style-name="P4"/>
      <text:p text:style-name="P4">Reliable configuration -- &gt; <text:s/>to replace the brittle, error-prone class-path mechanism with a means for program components to declare explicit dependencies upon one another, along with</text:p>
      <text:p text:style-name="P4">Strong encapsulation --&gt; to allow a component to declare which of its public types are accessible to other components, and which are not.</text:p>
      <text:p text:style-name="P4"/>
      <text:p text:style-name="P4">Developer Lounge:</text:p>
      <text:p text:style-name="P4"/>
      <text:p text:style-name="P4">Andrino chip and we programed that chip to do diffrenet things. </text:p>
      <text:p text:style-name="P4"/>
      <text:p text:style-name="P4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59:26.637256737</meta:creation-date>
    <dc:date>2017-11-05T21:00:39.823376415</dc:date>
    <meta:editing-duration>PT19M34S</meta:editing-duration>
    <meta:editing-cycles>4</meta:editing-cycles>
    <meta:generator>LibreOffice/5.4.1.2$Linux_X86_64 LibreOffice_project/40m0$Build-2</meta:generator>
    <meta:document-statistic meta:table-count="0" meta:image-count="0" meta:object-count="0" meta:page-count="2" meta:paragraph-count="23" meta:word-count="203" meta:character-count="1267" meta:non-whitespace-character-count="1075"/>
  </office:meta>
</office:document-meta>
</file>